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6.556cm"/>
    </style:style>
    <style:style style:name="co4" style:family="table-column">
      <style:table-column-properties fo:break-before="auto" style:column-width="7.989cm"/>
    </style:style>
    <style:style style:name="co5" style:family="table-column">
      <style:table-column-properties fo:break-before="auto" style:column-width="9.573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5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4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26pt solid #008080" fo:padding="0.085cm" style:vertical-align="middle"/>
    </style:style>
    <style:style style:name="ce7" style:family="table-cell" style:parent-style-name="Default">
      <style:table-cell-properties fo:wrap-option="wrap" fo:border="0.26pt solid #008080" fo:padding="0.085cm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26pt solid #008080" fo:padding="0.085cm"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Standard Setting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009" table:default-cell-style-name="Default"/>
        <table:table-header-rows>
          <table:table-row table:style-name="ro1">
            <table:table-cell table:style-name="ce1" office:value-type="string">
              <text:p>ID</text:p>
            </table:table-cell>
            <table:table-cell table:style-name="ce1" office:value-type="string">
              <text:p>Type</text:p>
            </table:table-cell>
            <table:table-cell table:style-name="ce1" office:value-type="string">
              <text:p>Slug</text:p>
            </table:table-cell>
            <table:table-cell table:style-name="ce5" office:value-type="string">
              <text:p>Name</text:p>
            </table:table-cell>
            <table:table-cell table:style-name="ce5" office:value-type="string">
              <text:p>Technical</text:p>
            </table:table-cell>
            <table:table-cell table:style-name="ce1" office:value-type="string">
              <text:p>Extension</text:p>
            </table:table-cell>
            <table:table-cell table:style-name="ce1" office:value-type="string">
              <text:p>Recommend</text:p>
            </table:table-cell>
            <table:table-cell table:style-name="ce1" office:value-type="string">
              <text:p>Size_43</text:p>
            </table:table-cell>
            <table:table-cell table:style-name="ce1" office:value-type="string">
              <text:p>Size_169</text:p>
            </table:table-cell>
            <table:table-cell table:style-name="ce1" office:value-type="string">
              <text:p>Cardinality</text:p>
            </table:table-cell>
            <table:table-cell table:style-name="ce1" office:value-type="string">
              <text:p>Command1</text:p>
            </table:table-cell>
            <table:table-cell table:style-name="ce1" office:value-type="string">
              <text:p>Command2</text:p>
            </table:table-cell>
            <table:table-cell table:style-name="ce1" office:value-type="string">
              <text:p>Command3</text:p>
            </table:table-cell>
            <table:table-cell table:style-name="ce1" office:value-type="string">
              <text:p>Command4</text:p>
            </table:table-cell>
            <table:table-cell table:style-name="ce1" office:value-type="string">
              <text:p>CancelCommand</text:p>
            </table:table-cell>
            <table:table-cell table:style-name="ce10" table:number-columns-repeated="1009"/>
          </table:table-row>
        </table:table-header-rows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flv</text:p>
          </table:table-cell>
          <table:table-cell table:style-name="ce6" office:value-type="string">
            <text:p>Video at very low definition and flash sorenson format</text:p>
          </table:table-cell>
          <table:table-cell table:style-name="ce6" office:value-type="string">
            <text:p>flv container, sorenson video at 280kb/s, mp3 audio at 64kb/s and 22KHz, 426x24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mp3lame -vcodec flv -ar 44100 -ab 64k -b 280k -s %%SIZE%% %%DESTINATION%%.flv</text:p>
          </table:table-cell>
          <table:table-cell table:style-name="ce15" table:number-columns-repeated="3"/>
          <table:table-cell table:style-name="ce15" office:value-type="string">
            <text:p>rm %%DESTINATION%%.flv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flv</text:p>
          </table:table-cell>
          <table:table-cell table:style-name="ce6" office:value-type="string">
            <text:p>Video at low definition and flash sorenson format</text:p>
          </table:table-cell>
          <table:table-cell table:style-name="ce6" office:value-type="string">
            <text:p>flv container, sorenson video at 440kb/s, mp3 audio at 128kb/s and 44KHz, 640x36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mp3lame -vcodec flv -ar 44100 -ab 128k -b 440k -s %%SIZE%% %%DESTINATION%%.flv</text:p>
          </table:table-cell>
          <table:table-cell table:style-name="ce15" table:number-columns-repeated="3"/>
          <table:table-cell table:style-name="ce15" office:value-type="string">
            <text:p>rm %%DESTINATION%%.flv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flv</text:p>
          </table:table-cell>
          <table:table-cell table:style-name="ce6" office:value-type="string">
            <text:p>Video at low definition and flash sorenson format</text:p>
          </table:table-cell>
          <table:table-cell table:style-name="ce6" office:value-type="string">
            <text:p>flv container, sorenson video at 440kb/s, mp3 audio at 128kb/s and 44KHz, 854x48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mp3lame -vcodec flv -ar 44100 -ab 128k -b 440k -s %%SIZE%% %%DESTINATION%%.flv</text:p>
          </table:table-cell>
          <table:table-cell table:style-name="ce15" table:number-columns-repeated="3"/>
          <table:table-cell table:style-name="ce15" office:value-type="string">
            <text:p>rm %%DESTINATION%%.flv</text:p>
          </table:table-cell>
          <table:table-cell table:style-name="ce10" table:number-columns-repeated="1009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240p_mp4</text:p>
          </table:table-cell>
          <table:table-cell table:style-name="ce7" office:value-type="string">
            <text:p>Video at very low definition and portable mp4 format</text:p>
          </table:table-cell>
          <table:table-cell table:style-name="ce7" office:value-type="string">
            <text:p>mp4 container, double-pass h264 video baseline coding, between 512 and 800kbps, aac audio at 96kbps and 44KHz, 426x240 pixels on 16:9, 25fps</text:p>
          </table:table-cell>
          <table:table-cell table:style-name="ce1" office:value-type="string">
            <text:p>mp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320x240</text:p>
          </table:table-cell>
          <table:table-cell table:style-name="ce1" office:value-type="string">
            <text:p>426x24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avconv -y -v info -i %%SOURCE%% -pass 1 -s %%SIZE%% -codec:v libx264 -b:v 512k -maxrate:v 800k -bufsize 10M -profile:v baseline -strict experimental -f rawvideo -acodec copy /dev/null</text:p>
          </table:table-cell>
          <table:table-cell table:style-name="ce16" office:value-type="string">
            <text:p>avconv -y -v info -i %%SOURCE%% -pass 2 -s %%SIZE%% -codec:v libx264 -b:v 512k -maxrate:v 800k -bufsize 10M -profile:v baseline -strict experimental -f mp4 -codec:a aac -ar 44100 -ac 2 -b:a 96k %%DESTINATION%%.mp4</text:p>
          </table:table-cell>
          <table:table-cell table:style-name="ce16" table:number-columns-repeated="2"/>
          <table:table-cell table:style-name="ce16" office:value-type="string">
            <text:p>rm %%DESTINATION%%.mp4</text:p>
          </table:table-cell>
          <table:table-cell table:style-name="ce11" table:number-columns-repeated="1009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video</text:p>
          </table:table-cell>
          <table:table-cell table:style-name="ce3" office:value-type="string">
            <text:p>video_360p_mp4</text:p>
          </table:table-cell>
          <table:table-cell table:style-name="ce8" office:value-type="string">
            <text:p>Video at low definition and portable mp4 format</text:p>
          </table:table-cell>
          <table:table-cell table:style-name="ce8" office:value-type="string">
            <text:p>mp4 container, double-pass h264 video main coding, between 800Kbps and 2Mbps, aac audio at 96kbps and 44KHz, 640x360 pixels on 16:9, 25fps</text:p>
          </table:table-cell>
          <table:table-cell table:style-name="ce3" office:value-type="string">
            <text:p>mp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480x360</text:p>
          </table:table-cell>
          <table:table-cell table:style-name="ce3" office:value-type="string">
            <text:p>640x360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avconv -y -v info -i %%SOURCE%% -pass 1 -s %%SIZE%% -codec:v libx264 -b:v 800k -maxrate:v 2M -bufsize 20M -profile:v main -strict experimental -f rawvideo -acodec copy /dev/null</text:p>
          </table:table-cell>
          <table:table-cell table:style-name="ce17" office:value-type="string">
            <text:p>avconv -y -v info -i %%SOURCE%% -pass 2 -s %%SIZE%% -codec:v libx264 -b:v 800k -maxrate:v 2M -bufsize 20M -profile:v main -strict experimental -f mp4 -codec:a aac -ar 44100 -ac 2 -b:a 128k %%DESTINATION%%.mp4</text:p>
          </table:table-cell>
          <table:table-cell table:style-name="ce17" table:number-columns-repeated="2"/>
          <table:table-cell table:style-name="ce17" office:value-type="string">
            <text:p>rm %%DESTINATION%%.mp4</text:p>
          </table:table-cell>
          <table:table-cell table:style-name="ce12" table:number-columns-repeated="1009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480p_mp4</text:p>
          </table:table-cell>
          <table:table-cell table:style-name="ce7" office:value-type="string">
            <text:p>Video at standard definition and portable mp4 format</text:p>
          </table:table-cell>
          <table:table-cell table:style-name="ce7" office:value-type="string">
            <text:p>mp4 container, double-pass h264 video main coding, between 2 and 4Mbps, aac audio at 128kbps and 44KHz, 854x480 pixels on 16:9, up to 30fps</text:p>
          </table:table-cell>
          <table:table-cell table:style-name="ce1" office:value-type="string">
            <text:p>mp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640x480</text:p>
          </table:table-cell>
          <table:table-cell table:style-name="ce1" office:value-type="string">
            <text:p>854x48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avconv -y -v info -i %%SOURCE%% -pass 1 -s %%SIZE%% -codec:v libx264 -b:v 2M -maxrate:v 4M -bufsize 30M -profile:v main -strict experimental -f rawvideo -acodec copy /dev/null</text:p>
          </table:table-cell>
          <table:table-cell table:style-name="ce16" office:value-type="string">
            <text:p>avconv -y -v info -i %%SOURCE%% -pass 2 -s %%SIZE%% -codec:v libx264 -b:v 2M -maxrate:v 4M -bufsize 30M -profile:v main -strict experimental -f mp4 -codec:a aac -ar 44100 -ac 2 -b:a 128k %%DESTINATION%%.mp4</text:p>
          </table:table-cell>
          <table:table-cell table:style-name="ce16" table:number-columns-repeated="2"/>
          <table:table-cell table:style-name="ce16" office:value-type="string">
            <text:p>rm %%DESTINATION%%.mp4</text:p>
          </table:table-cell>
          <table:table-cell table:style-name="ce11" table:number-columns-repeated="1009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720p_mp4</text:p>
          </table:table-cell>
          <table:table-cell table:style-name="ce7" office:value-type="string">
            <text:p>Video at high definition and portable mp4 format</text:p>
          </table:table-cell>
          <table:table-cell table:style-name="ce7" office:value-type="string">
            <text:p>mp4 container, double-pass h264 video main coding, between 4 and 8Mbps, aac audio at 192kbps and 44KHz, 1280x720 pixels on 16:9, up to 30fps</text:p>
          </table:table-cell>
          <table:table-cell table:style-name="ce1" office:value-type="string">
            <text:p>mp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60x720</text:p>
          </table:table-cell>
          <table:table-cell table:style-name="ce1" office:value-type="string">
            <text:p>1280x72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avconv -y -v info -i %%SOURCE%% -pass 1 -s %%SIZE%% -codec:v libx264 -b:v 4M -maxrate:v 8M -bufsize 40M -profile:v main -strict experimental -f rawvideo -acodec copy /dev/null</text:p>
          </table:table-cell>
          <table:table-cell table:style-name="ce16" office:value-type="string">
            <text:p>avconv -y -v info -i %%SOURCE%% -pass 2 -s %%SIZE%% -codec:v libx264 -b:v 4M -maxrate:v 8M -bufsize 40M -profile:v main -strict experimental -f mp4 -codec:a aac -ar 44100 -ac 2 -b:a 192k %%DESTINATION%%.mp4</text:p>
          </table:table-cell>
          <table:table-cell table:style-name="ce16" table:number-columns-repeated="2"/>
          <table:table-cell table:style-name="ce16" office:value-type="string">
            <text:p>rm %%DESTINATION%%.mp4</text:p>
          </table:table-cell>
          <table:table-cell table:style-name="ce11" table:number-columns-repeated="1009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1080p_mp4</text:p>
          </table:table-cell>
          <table:table-cell table:style-name="ce7" office:value-type="string">
            <text:p>Video at full-hd definition and portable mp4 format</text:p>
          </table:table-cell>
          <table:table-cell table:style-name="ce7" office:value-type="string">
            <text:p>mp4 container, double-pass h264 video main coding, between 8 and 12Mbps, aac audio at 192kbps and 44KHz, 1920x1080 pixels on 16:9, up to 30fps</text:p>
          </table:table-cell>
          <table:table-cell table:style-name="ce1" office:value-type="string">
            <text:p>mp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440x1080</text:p>
          </table:table-cell>
          <table:table-cell table:style-name="ce1" office:value-type="string">
            <text:p>1920x108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avconv -y -v info -i %%SOURCE%% -pass 1 -s %%SIZE%% -codec:v libx264 -b:v 8M -maxrate:v 12M -bufsize 80M -profile:v main -strict experimental -f rawvideo -acodec copy /dev/null</text:p>
          </table:table-cell>
          <table:table-cell table:style-name="ce16" office:value-type="string">
            <text:p>avconv -y -v info -i %%SOURCE%% -pass 2 -s %%SIZE%% -codec:v libx264 -b:v 8M -maxrate:v 12M -bufsize 80M -profile:v main -strict experimental -f mp4 -codec:a aac -ar 44100 -ac 2 -b:a 192k %%DESTINATION%%.mp4</text:p>
          </table:table-cell>
          <table:table-cell table:style-name="ce16" table:number-columns-repeated="2"/>
          <table:table-cell table:style-name="ce16" office:value-type="string">
            <text:p>rm %%DESTINATION%%.mp4</text:p>
          </table:table-cell>
          <table:table-cell table:style-name="ce11" table:number-columns-repeated="1009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webm</text:p>
          </table:table-cell>
          <table:table-cell table:style-name="ce6" office:value-type="string">
            <text:p>Video at very low definition and webm opensource format</text:p>
          </table:table-cell>
          <table:table-cell table:style-name="ce6" office:value-type="string">
            <text:p>webm container, vp8 video at 280kb/s, vorbis audio at 64kb/s and 22KHz, 426x24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64k -b:v 280k -s %%SIZE%% %%DESTINATION%%.webm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webm</text:p>
          </table:table-cell>
          <table:table-cell table:style-name="ce6" office:value-type="string">
            <text:p>Video at low definition and webm opensource format</text:p>
          </table:table-cell>
          <table:table-cell table:style-name="ce6" office:value-type="string">
            <text:p>webm container, vp8 video at 440kb/s, vorbis audio at 128kb/s and 44KHz, 640x36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128k -b:v 440k -s %%SIZE%% %%DESTINATION%%.mp4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webm</text:p>
          </table:table-cell>
          <table:table-cell table:style-name="ce6" office:value-type="string">
            <text:p>Video at standard definition webm opensource format</text:p>
          </table:table-cell>
          <table:table-cell table:style-name="ce6" office:value-type="string">
            <text:p>webm container, vp8 video at 680kb/s, vorbis audio at 128kb/s and 44KHz, 854x4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128k -b:v 440k -s %%SIZE%% -r 30 %%DESTINATION%%.webm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webm</text:p>
          </table:table-cell>
          <table:table-cell table:style-name="ce6" office:value-type="string">
            <text:p>Video at high definition and webm opensource format</text:p>
          </table:table-cell>
          <table:table-cell table:style-name="ce6" office:value-type="string">
            <text:p>webm container, vp8 video at 1650kb/s, vorbis audio at 192kb/s and 44KHz, 1280x72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192k -b:v 1650k -s %%SIZE%% -r 30 %%DESTINATION%%.webm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webm</text:p>
          </table:table-cell>
          <table:table-cell table:style-name="ce6" office:value-type="string">
            <text:p>Video at full-hd definition and webm opensource format</text:p>
          </table:table-cell>
          <table:table-cell table:style-name="ce6" office:value-type="string">
            <text:p>webm container, vp8 video at 4000kb/s, vorbis audio at 192kb/s and 44KHz, 1920x10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192k -b:v 1650k -s %%SIZE%% -r 30 %%DESTINATION%%.webm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mpeg</text:p>
          </table:table-cell>
          <table:table-cell table:style-name="ce6" office:value-type="string">
            <text:p>Video at very low definition and mpeg broadcast format</text:p>
          </table:table-cell>
          <table:table-cell table:style-name="ce6" office:value-type="string">
            <text:p>mpeg container, mpeg2 video at 280kb/s, mpeg2 audio at 64kb/s and 22KHz, 426x24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mpeg</text:p>
          </table:table-cell>
          <table:table-cell table:style-name="ce6" office:value-type="string">
            <text:p>Video at low definition and mpeg broadcast format</text:p>
          </table:table-cell>
          <table:table-cell table:style-name="ce6" office:value-type="string">
            <text:p>mpeg container, mpeg2 video at 440kb/s, mpeg2 audio at 128kb/s and 44KHz, 640x36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mpeg</text:p>
          </table:table-cell>
          <table:table-cell table:style-name="ce6" office:value-type="string">
            <text:p>Video at standard definition mpeg broadcast format</text:p>
          </table:table-cell>
          <table:table-cell table:style-name="ce6" office:value-type="string">
            <text:p>mpeg container, mpeg2 video at 680kb/s, mpeg2 audio at 128kb/s and 44KHz, 854x4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mpeg</text:p>
          </table:table-cell>
          <table:table-cell table:style-name="ce6" office:value-type="string">
            <text:p>Video at high definition and mpeg broadcast format</text:p>
          </table:table-cell>
          <table:table-cell table:style-name="ce6" office:value-type="string">
            <text:p>mpeg container, mpeg2 video at 1650kb/s, mpeg2 audio at 192kb/s and 44KHz, 1280x72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mpeg</text:p>
          </table:table-cell>
          <table:table-cell table:style-name="ce6" office:value-type="string">
            <text:p>Video at full-hd definition and mpeg broadcast format</text:p>
          </table:table-cell>
          <table:table-cell table:style-name="ce6" office:value-type="string">
            <text:p>mpeg container, mpeg2 video at 4000kb/s, mpeg2 audio at 192kb/s and 44KHz, 1920x10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mp3</text:p>
          </table:table-cell>
          <table:table-cell table:style-name="ce6" office:value-type="string">
            <text:p>Audio track only, with low quality</text:p>
          </table:table-cell>
          <table:table-cell table:style-name="ce6" office:value-type="string">
            <text:p>mp3 container, mp3 audio track at 64Kb/s and 22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3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mp3</text:p>
          </table:table-cell>
          <table:table-cell table:style-name="ce6" office:value-type="string">
            <text:p>Audio track only, with standard quality</text:p>
          </table:table-cell>
          <table:table-cell table:style-name="ce6" office:value-type="string">
            <text:p>mp3 container, mp3 audio track at 128Kb/s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3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v0_mp3</text:p>
          </table:table-cell>
          <table:table-cell table:style-name="ce6" office:value-type="string">
            <text:p>Audio track only, with highest mp3 quality</text:p>
          </table:table-cell>
          <table:table-cell table:style-name="ce6" office:value-type="string">
            <text:p>mp3 container, mp3 audio track at V0 quality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3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vorbis</text:p>
          </table:table-cell>
          <table:table-cell table:style-name="ce6" office:value-type="string">
            <text:p>Audio track only, with low quality and opensource vorbis codec</text:p>
          </table:table-cell>
          <table:table-cell table:style-name="ce6" office:value-type="string">
            <text:p>ogg container, vorbis audio track at 64Kb/s and 22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og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vorbis</text:p>
          </table:table-cell>
          <table:table-cell table:style-name="ce6" office:value-type="string">
            <text:p>Audio track only, with standard quality and opensource vorbis codec</text:p>
          </table:table-cell>
          <table:table-cell table:style-name="ce6" office:value-type="string">
            <text:p>ogg container, vorbis audio track at 128Kb/s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og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v0_vorbis</text:p>
          </table:table-cell>
          <table:table-cell table:style-name="ce6" office:value-type="string">
            <text:p>Audio track only, with highest quality and opensource vorbis codec</text:p>
          </table:table-cell>
          <table:table-cell table:style-name="ce6" office:value-type="string">
            <text:p>ogg container, vorbis audio track at V0 quality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og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aac</text:p>
          </table:table-cell>
          <table:table-cell table:style-name="ce6" office:value-type="string">
            <text:p>Audio track only, with low quality and aac codec</text:p>
          </table:table-cell>
          <table:table-cell table:style-name="ce6" office:value-type="string">
            <text:p>mp4 container, aac audio track at 64kb/s quality and 22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4a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aac</text:p>
          </table:table-cell>
          <table:table-cell table:style-name="ce6" office:value-type="string">
            <text:p>Audio track only, with standard quality and aac codec</text:p>
          </table:table-cell>
          <table:table-cell table:style-name="ce6" office:value-type="string">
            <text:p>mp4 container, aac audio track at 128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4a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92k_aac</text:p>
          </table:table-cell>
          <table:table-cell table:style-name="ce6" office:value-type="string">
            <text:p>Audio track only, with highest quality and aac codec</text:p>
          </table:table-cell>
          <table:table-cell table:style-name="ce6" office:value-type="string">
            <text:p>mp4 container, aac audio track at 192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4a</text:p>
          </table:table-cell>
          <table:table-cell table:style-name="ce10" table:number-columns-repeated="1009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thumbnails</text:p>
          </table:table-cell>
          <table:table-cell table:style-name="ce1" office:value-type="string">
            <text:p>20_original_and_small_thumbs_jpg</text:p>
          </table:table-cell>
          <table:table-cell table:style-name="ce7" office:value-type="string">
            <text:p>20 thumbnails at original size and small size in JPEG</text:p>
          </table:table-cell>
          <table:table-cell table:style-name="ce7" office:value-type="string">
            <text:p>Up to 20 JPEG images at 60% quality, with at least 1 minute between each, at original WxH and at 100x100px</text:p>
          </table:table-cell>
          <table:table-cell table:style-name="ce1" office:value-type="string">
            <text:p>jpg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440x1080</text:p>
          </table:table-cell>
          <table:table-cell table:style-name="ce1" office:value-type="string">
            <text:p>1920x1080</text:p>
          </table:table-cell>
          <table:table-cell table:style-name="ce13" office:value-type="float" office:value="40">
            <text:p>40</text:p>
          </table:table-cell>
          <table:table-cell table:style-name="ce16" office:value-type="string">
            <text:p>scripts-thumbnails1</text:p>
          </table:table-cell>
          <table:table-cell table:style-name="ce16" table:number-columns-repeated="4"/>
          <table:table-cell table:style-name="ce11" table:number-columns-repeated="1009"/>
        </table:table-row>
        <table:table-row table:style-name="ro4" table:number-rows-repeated="6">
          <table:table-cell table:style-name="ce2" table:number-columns-repeated="3"/>
          <table:table-cell table:style-name="ce6" table:number-columns-repeated="2"/>
          <table:table-cell table:style-name="ce2" table:number-columns-repeated="4"/>
          <table:table-cell table:style-name="ce14"/>
          <table:table-cell table:style-name="ce15" table:number-columns-repeated="5"/>
          <table:table-cell table:style-name="ce10" table:number-columns-repeated="1009"/>
        </table:table-row>
        <table:table-row table:style-name="ro4">
          <table:table-cell table:style-name="ce2" table:number-columns-repeated="3"/>
          <table:table-cell table:style-name="ce6" table:number-columns-repeated="2"/>
          <table:table-cell table:style-name="ce2" table:number-columns-repeated="4"/>
          <table:table-cell table:style-name="ce10" table:number-columns-repeated="1015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8-22T14:55:41</dc:date>
    <dc:creator>O </dc:creator>
    <meta:editing-duration>PT33M14S</meta:editing-duration>
    <meta:editing-cycles>9</meta:editing-cycles>
    <meta:document-statistic meta:table-count="1" meta:cell-count="341" meta:object-count="0"/>
  </office:meta>
</office:document-meta>
</file>